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onfigRegist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onfigRegistry.removeAllSprin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onfigRegistry.SpringConfigRegistry( boolean includeDefault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ConfigRegistry.addSpringConfig( SpringConfig springConfig , String config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ringConfigRegistry.removeSpringConfig( SpringConfig spring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ConfigRegistry.getAllSprin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